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3C00000033849EA19FD24A2D9E.png" manifest:media-type="image/png"/>
  <manifest:file-entry manifest:full-path="Pictures/10000000000000430000004872B9E7E5022F737F.png" manifest:media-type="image/png"/>
  <manifest:file-entry manifest:full-path="Pictures/1000000000000032000000462B278B447DD31489.png" manifest:media-type="image/png"/>
  <manifest:file-entry manifest:full-path="Pictures/100000000000008B000001A082833784EF346DF2.jpg" manifest:media-type="image/jpeg"/>
  <manifest:file-entry manifest:full-path="Pictures/10000000000001090000004A81E5E0327828512D.png" manifest:media-type="image/png"/>
  <manifest:file-entry manifest:full-path="Pictures/100000000000003E0000003605728D6C6E5D4595.png" manifest:media-type="image/png"/>
  <manifest:file-entry manifest:full-path="Pictures/100000000000003C0000004C7DAA487A259CC3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10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11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4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15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1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19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22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23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24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25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26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27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28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29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30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31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34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3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2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3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4" style:family="presentation" style:parent-style-name="Title2-title">
      <style:graphic-properties draw:auto-grow-height="true" fo:min-height="1.48cm"/>
    </style:style>
    <style:style style:name="pr5" style:family="presentation" style:parent-style-name="Title2-outline1">
      <style:graphic-properties fo:min-height="13.142cm"/>
    </style:style>
    <style:style style:name="pr6" style:family="presentation" style:parent-style-name="Title2-notes">
      <style:graphic-properties draw:fill-color="#ffffff" draw:auto-grow-height="true" fo:min-height="12.409cm"/>
    </style:style>
    <style:style style:name="pr7" style:family="presentation" style:parent-style-name="Title2-title">
      <style:graphic-properties fo:min-height="2.4cm"/>
    </style:style>
    <style:style style:name="pr8" style:family="presentation" style:parent-style-name="Title2-outline1" style:list-style-name="L5">
      <style:graphic-properties fo:min-height="13.142cm"/>
    </style:style>
    <style:style style:name="pr9" style:family="presentation" style:parent-style-name="Title2-title">
      <style:graphic-properties fo:min-height="2.286cm"/>
    </style:style>
    <style:style style:name="pr10" style:family="presentation" style:parent-style-name="Title2-notes">
      <style:graphic-properties draw:fill-color="#ffffff" fo:min-height="12.409cm"/>
    </style:style>
    <style:style style:name="pr11" style:family="presentation" style:parent-style-name="Title2-outline1" style:list-style-name="L5">
      <style:graphic-properties fo:min-height="13.142cm"/>
    </style:style>
    <style:style style:name="pr12" style:family="presentation" style:parent-style-name="Title2-title">
      <style:graphic-properties fo:min-height="1.48cm"/>
    </style:style>
    <style:style style:name="pr13" style:family="presentation" style:parent-style-name="Title2-title">
      <style:graphic-properties fo:min-height="2.5cm"/>
    </style:style>
    <style:style style:name="pr14" style:family="presentation" style:parent-style-name="Title2-outline1" style:list-style-name="L5">
      <style:graphic-properties fo:min-height="13.142cm"/>
    </style:style>
    <style:style style:name="pr15" style:family="presentation" style:parent-style-name="Title2-title">
      <style:graphic-properties fo:min-height="1.355cm"/>
    </style:style>
    <style:style style:name="pr16" style:family="presentation" style:parent-style-name="Title2-title">
      <style:graphic-properties fo:min-height="1.08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cccccc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7cm" fo:margin-right="0cm" fo:margin-top="0.4cm" fo:margin-bottom="0cm" fo:text-indent="0cm"/>
    </style:style>
    <style:style style:name="P14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2.06cm" fo:margin-right="0cm" fo:margin-top="0.4cm" fo:margin-bottom="0cm" fo:text-indent="0cm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left="0.95cm" fo:margin-right="0cm" fo:text-indent="-0.4cm"/>
    </style:style>
    <style:style style:name="P21" style:family="paragraph">
      <style:paragraph-properties fo:margin-left="2.06cm" fo:margin-right="0cm" fo:margin-top="0.3cm" fo:margin-bottom="0cm" fo:text-indent="-0.4cm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loext:graphic-properties draw:fill-color="#f37b70"/>
      <style:paragraph-properties fo:text-align="center"/>
    </style:style>
    <style:style style:name="P26" style:family="paragraph">
      <loext:graphic-properties draw:fill-color="#fff9ae"/>
      <style:paragraph-properties fo:text-align="center"/>
    </style:style>
    <style:style style:name="P27" style:family="paragraph">
      <loext:graphic-properties draw:fill="none" draw:fill-color="#ffffff"/>
      <style:text-properties style:text-position="-33% 58%"/>
    </style:style>
    <style:style style:name="P2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9" style:family="paragraph">
      <style:paragraph-properties fo:margin-left="0.95cm" fo:margin-right="0cm" fo:margin-top="0cm" fo:margin-bottom="0cm" fo:text-indent="0cm"/>
    </style:style>
    <style:style style:name="P30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31" style:family="paragraph">
      <loext:graphic-properties draw:fill-color="#f37b70"/>
      <style:paragraph-properties fo:text-align="center"/>
      <style:text-properties fo:font-size="18pt"/>
    </style:style>
    <style:style style:name="P32" style:family="paragraph">
      <loext:graphic-properties draw:fill-color="#fff9ae"/>
      <style:paragraph-properties fo:text-align="center"/>
      <style:text-properties fo:font-size="18pt"/>
    </style:style>
    <style:style style:name="P33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-color="#ffffff"/>
      <style:text-properties fo:font-size="12pt"/>
    </style:style>
    <style:style style:name="P35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none" draw:fill-color="#000000" draw:opacity="100%"/>
      <style:paragraph-properties fo:text-align="center"/>
    </style:style>
    <style:style style:name="P37" style:family="paragraph">
      <loext:graphic-properties draw:fill="none"/>
      <style:text-properties style:text-position="-33% 58%"/>
    </style:style>
    <style:style style:name="P38" style:family="paragraph">
      <style:paragraph-properties fo:margin-left="1.9cm" fo:margin-right="0cm" fo:margin-top="0.3cm" fo:margin-bottom="0cm" fo:text-indent="-0.79cm"/>
    </style:style>
    <style:style style:name="P39" style:family="paragraph">
      <style:paragraph-properties fo:margin-top="0.4cm" fo:margin-bottom="0cm"/>
    </style:style>
    <style:style style:name="P40" style:family="paragraph">
      <style:paragraph-properties fo:margin-left="1.2cm" fo:margin-right="0cm" fo:margin-top="0.2cm" fo:margin-bottom="0cm" fo:text-indent="-0.1cm"/>
    </style:style>
    <style:style style:name="P41" style:family="paragraph">
      <style:paragraph-properties fo:margin-left="1.4cm" fo:margin-right="0cm" fo:text-indent="0cm"/>
    </style:style>
    <style:style style:name="P42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43" style:family="paragraph">
      <style:paragraph-properties fo:margin-left="0.8cm" fo:margin-right="0cm" fo:margin-top="0.1cm" fo:margin-bottom="0cm" fo:text-indent="-0.1cm"/>
    </style:style>
    <style:style style:name="P44" style:family="paragraph">
      <style:paragraph-properties fo:margin-left="0.1cm" fo:margin-right="0cm" fo:margin-top="0.2cm" fo:margin-bottom="0cm" fo:text-indent="0cm"/>
    </style:style>
    <style:style style:name="P45" style:family="paragraph">
      <style:paragraph-properties fo:margin-left="0.8cm" fo:margin-right="0cm" fo:text-indent="-0.1cm"/>
    </style:style>
    <style:style style:name="P46" style:family="paragraph">
      <style:text-properties fo:font-size="32pt" style:font-size-asian="32pt" style:font-size-complex="32pt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fo:color="#dddddd"/>
    </style:style>
    <style:style style:name="T3" style:family="text">
      <style:text-properties fo:color="#000000"/>
    </style:style>
    <style:style style:name="T4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5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Arial1" style:font-name-asian="Arial1" style:font-name-complex="Arial1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font-name="Arial1" fo:font-size="18pt" style:font-name-asian="Arial1" style:font-name-complex="Arial1"/>
    </style:style>
    <style:style style:name="T17" style:family="text">
      <style:text-properties style:font-name="Arial1" fo:font-size="16pt" style:font-name-asian="Arial1" style:font-size-asian="16pt" style:font-name-complex="Arial1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font-size="18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Überschrift Zeile 1 Zeile 2" draw:style-name="dp1" draw:master-page-name="Title2_5f_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402cm" svg:height="1.4cm" svg:x="0.798cm" svg:y="2.6cm" presentation:class="title" presentation:user-transformed="true">
          <draw:text-box>
            <text:list text:style-name="L1">
              <text:list-header>
                <text:p text:style-name="P1"><text:span text:style-name="T1">Übersicht</text:span></text:p>
              </text:list-header>
            </text:list>
          </draw:text-box>
        </draw:frame>
        <draw:frame presentation:style-name="pr2" draw:text-style-name="P3" draw:layer="layout" svg:width="22.402cm" svg:height="13.392cm" svg:x="0.798cm" svg:y="4.326cm" presentation:class="outline" presentation:user-transformed="true">
          <draw:text-box>
            <text:list text:style-name="L2">
              <text:list-item>
                <text:p><text:span text:style-name="T2">-</text:span> <text:span text:style-name="T2">Grundlagen</text:span></text:p>
              </text:list-item>
              <text:list-item>
                <text:p><text:span text:style-name="T2">- Rekurrente Neuronen</text:span></text:p>
              </text:list-item>
              <text:list-item>
                <text:p><text:span text:style-name="T2">- Strukturen von RNNs</text:span></text:p>
              </text:list-item>
              <text:list-item>
                <text:p><text:span text:style-name="T2">- Trainieren von RNNs</text:span></text:p>
              </text:list-item>
              <text:list-item>
                <text:p><text:span text:style-name="T3">-</text:span><text:span text:style-name="T2"> </text:span>LSTMs / GRUs</text:p>
              </text:list-item>
              <text:list-item>
                <text:p><text:span text:style-name="T2">- Beispiele für die Verwendung von RNNs</text:span></text:p>
              </text:list-item>
            </text:list>
          </draw:text-box>
        </draw:frame>
        <draw:custom-shape draw:name="Foliennummernplatzhalter 8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</text:span><text:span text:style-name="T4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4" draw:text-style-name="P10" draw:layer="layout" svg:width="8.184cm" svg:height="1.381cm" svg:x="10.694cm" svg:y="26.189cm">
            <text:list text:style-name="L3">
              <text:list-header>
                <text:p text:style-name="P9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ong Short Term Memory</text:span></text:p>
          </draw:text-box>
        </draw:frame>
        <draw:frame presentation:style-name="pr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xml:id="id69" text:id="id69" text:style-name="P12"><text:span text:style-name="T8"><text:s/></text:span><text:span text:style-name="T8">Probleme von Vanilla-RNNs: </text:span></text:p>
                <text:list>
                  <text:list-item>
                    <text:p xml:id="id70" text:id="id70" text:style-name="P13"><text:span text:style-name="T8">Abhängigkeiten/Informationen gehen über lange Sequenzen hinweg verloren</text:span></text:p>
                  </text:list-item>
                  <text:list-item>
                    <text:p xml:id="id71" text:id="id71" text:style-name="P13"><text:span text:style-name="T9">Vanishing Gradient</text:span></text:p>
                  </text:list-item>
                </text:list>
              </text:list-item>
              <text:list-item>
                <text:p xml:id="id72" text:id="id72" text:style-name="P14"><text:span text:style-name="T8"><text:s/></text:span><text:span text:style-name="T8">Einführung eines Zellzustandes / Kontext </text:span></text:p>
                <text:list>
                  <text:list-item>
                    <text:p xml:id="id73" text:id="id73" text:style-name="P15">„Langzeitgedächtnis“</text:p>
                  </text:list-item>
                  <text:list-item>
                    <text:p xml:id="id74" text:id="id74" text:style-name="P15">zusätzlich zum <text:span text:style-name="T10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^{\left(t\right)}§svg§600§FALSE§</svg:desc>
          <draw:polygon draw:style-name="gr5" draw:text-style-name="P16" draw:layer="layout" svg:width="1.567cm" svg:height="0.812cm" svg:x="19.3cm" svg:y="9.866cm" svg:viewBox="0 0 1568 813" draw:points="784,813 0,813 0,0 1568,0 1568,813">
            <text:p/>
          </draw:polygon>
          <draw:path draw:style-name="gr6" draw:text-style-name="P17" draw:layer="layout" svg:width="0.65cm" svg:height="0.665cm" svg:x="19.346cm" svg:y="10.032cm" svg:viewBox="0 0 651 666" svg:d="M651 8c0-2-2-8-10-8-3 0-5 0-15 10l-62 71c-9-12-52-81-154-81-204 0-410 202-410 416 0 150 108 250 247 250 82 0 150-36 200-79 85-75 100-159 100-161 0-8-8-8-10-8-7 0-11 0-13 8-8 27-29 92-91 146-65 50-123 67-171 67-81 0-179-48-179-192 0-52 19-199 110-308 57-64 144-110 225-110 94 0 148 71 148 177 0 35-2 37-2 46 0 10 8 10 12 10 13 0 13-2 17-19z">
            <text:p/>
          </draw:path>
          <draw:path draw:style-name="gr6" draw:text-style-name="P17" draw:layer="layout" svg:width="0.167cm" svg:height="0.64cm" svg:x="20.092cm" svg:y="9.866cm" svg:viewBox="0 0 168 641" svg:d="M156 0c-123 85-156 223-156 320 0 90 27 231 156 321 4 0 12 0 12-7 0-4-2-6-6-10-87-77-118-187-118-304 0-172 66-258 120-305 2-3 4-5 4-7 0-8-8-8-12-8z">
            <text:p/>
          </draw:path>
          <draw:path draw:style-name="gr6" draw:text-style-name="P17" draw:layer="layout" svg:width="0.217cm" svg:height="0.407cm" svg:x="20.331cm" svg:y="9.945cm" svg:viewBox="0 0 218 408" svg:d="M131 148h67c12 0 20 0 20-15 0-8-8-8-18-8h-63l25-96c0-2 2-6 2-8 0-13-10-21-23-21-16 0-25 10-31 27-4 17 4-15-23 98h-66c-13 0-21 0-21 14 0 9 8 9 19 9h62l-39 152c-2 16-9 39-9 47 0 38 31 61 69 61 73 0 112-90 112-98s-8-8-10-8c-9 0-9 2-13 12-18 40-52 77-87 77-15 0-23-8-23-33 0-6 2-19 4-25z">
            <text:p/>
          </draw:path>
          <draw:path draw:style-name="gr6" draw:text-style-name="P17" draw:layer="layout" svg:width="0.167cm" svg:height="0.64cm" svg:x="20.625cm" svg:y="9.866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frame draw:style-name="gr7" draw:text-style-name="P18" xml:id="id76" draw:id="id76" draw:layer="layout" svg:width="0.674cm" svg:height="0.725cm" svg:x="17cm" svg:y="12.837cm">
          <draw:image xlink:href="Pictures/10000000000000430000004872B9E7E5022F737F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2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3" presentation:use-date-time-name="dtd1">
        <office:forms form:automatic-focus="false" form:apply-design-mode="false"/>
        <draw:frame presentation:style-name="pr7" draw:layer="layout" svg:width="22.402cm" svg:height="2.4cm" svg:x="0.798cm" svg:y="1.5cm" presentation:class="title" presentation:user-transformed="true">
          <draw:text-box>
            <text:p><text:span text:style-name="T11">Long Short Term Memory</text:span><text:line-break/><text:span text:style-name="T7">Gates</text:span></text:p>
          </draw:text-box>
        </draw:frame>
        <draw:frame presentation:style-name="pr8" draw:text-style-name="P22" draw:layer="layout" svg:width="13.61cm" svg:height="8.992cm" svg:x="9.6cm" svg:y="5.108cm" presentation:class="outline" presentation:user-transformed="true">
          <draw:text-box>
            <text:list text:style-name="L5">
              <text:list-item>
                <text:p xml:id="id82" text:id="id82" text:style-name="P20"><text:span text:style-name="T12"><text:s/></text:span><text:span text:style-name="T12">Gates bestimmen welche Informationen „durchgelassen“ werden</text:span></text:p>
              </text:list-item>
              <text:list-item>
                <text:p xml:id="id83" text:id="id83" text:style-name="P20"><text:span text:style-name="T12"><text:s/></text:span><text:span text:style-name="T12">Bestehen aus Sigmoid-Schicht und einer elementweisen Multiplikation <text:s text:c="3"/>oder <text:s text:c="2"/></text:span></text:p>
              </text:list-item>
              <text:list-item>
                <text:p xml:id="id86" text:id="id86" text:style-name="P20"><text:span text:style-name="T12"><text:s/></text:span><text:span text:style-name="T12">Eingabe: Netzeingabe und </text:span><text:span text:style-name="T13">hidden state</text:span></text:p>
              </text:list-item>
              <text:list-item>
                <text:p xml:id="id87" text:id="id87" text:style-name="P20"><text:span text:style-name="T12"><text:s/></text:span><text:span text:style-name="T12">Sigmoid-Layer erzeugt Werte zwischen 0 und 1</text:span></text:p>
                <text:list>
                  <text:list-item>
                    <text:p xml:id="id88" text:id="id88" text:style-name="P21"><text:span text:style-name="T12">1 bedeutet Information wird durchgelassen</text:span></text:p>
                  </text:list-item>
                  <text:list-item>
                    <text:p text:style-name="P21"><text:span text:style-name="T12">0 bedeutet Information wird nicht durchgelassen</text:span></text:p>
                  </text:list-item>
                </text:list>
              </text:list-item>
            </text:list>
          </draw:text-box>
        </draw:frame>
        <draw:g xml:id="id89" draw:id="id89">
          <svg:title>TexMaths</svg:title>
          <svg:desc>22§display§g_{t} = &amp; \sigma(W_{x} x_{t} + b_{x} + W_{h} h_{t - 1} + b_{h})§svg§600§FALSE§</svg:desc>
          <draw:polygon draw:style-name="gr5" draw:text-style-name="P16" draw:layer="layout" svg:width="11.505cm" svg:height="0.773cm" svg:x="6.199cm" svg:y="15.802cm" svg:viewBox="0 0 11506 774" draw:points="5753,774 0,774 0,0 11506,0 11506,774">
            <text:p/>
          </draw:polygon>
          <draw:path draw:style-name="gr6" draw:text-style-name="P17" draw:layer="layout" svg:width="0.356cm" svg:height="0.5cm" svg:x="6.211cm" svg:y="16.0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59cm" svg:y="16.1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7.098cm" svg:y="16.09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7.901cm" svg:y="16.0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8.416cm" svg:y="15.8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8.684cm" svg:y="15.8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1cm" svg:height="0.245cm" svg:x="9.397cm" svg:y="16.2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17" draw:layer="layout" svg:width="0.386cm" svg:height="0.351cm" svg:x="9.782cm" svg:y="16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17" draw:layer="layout" svg:width="0.184cm" svg:height="0.344cm" svg:x="10.226cm" svg:y="16.1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516cm" svg:x="10.69cm" svg:y="15.9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1.456cm" svg:y="15.8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91cm" svg:height="0.245cm" svg:x="11.778cm" svg:y="16.2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17" draw:layer="layout" svg:width="0.515cm" svg:height="0.516cm" svg:x="12.355cm" svg:y="15.9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768cm" svg:height="0.546cm" svg:x="13.128cm" svg:y="15.8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6cm" svg:height="0.382cm" svg:x="13.856cm" svg:y="16.1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381cm" svg:height="0.546cm" svg:x="14.259cm" svg:y="15.8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6" draw:text-style-name="P17" draw:layer="layout" svg:width="0.184cm" svg:height="0.344cm" svg:x="14.685cm" svg:y="16.1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4.954cm" svg:y="16.349cm" svg:viewBox="0 0 368 28" svg:d="M347 28c7 0 21 0 21-14s-13-14-21-14h-326c-9 0-21 0-21 14s12 14 21 14z">
            <text:p/>
          </draw:path>
          <draw:path draw:style-name="gr6" draw:text-style-name="P17" draw:layer="layout" svg:width="0.198cm" svg:height="0.36cm" svg:x="15.438cm" svg:y="16.13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515cm" svg:height="0.516cm" svg:x="15.94cm" svg:y="15.9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6.707cm" svg:y="15.8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96cm" svg:height="0.382cm" svg:x="17.043cm" svg:y="16.1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18cm" svg:height="0.773cm" svg:x="17.446cm" svg:y="15.8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8" draw:text-style-name="P23" xml:id="id77" draw:id="id77" draw:layer="layout" draw:type="line" svg:x1="5.474cm" svg:y1="12.1cm" svg:x2="5.499cm" svg:y2="10.7cm" svg:d="M5474 12100l25-1400" svg:viewBox="0 0 26 1401">
          <text:p/>
        </draw:connector>
        <draw:frame draw:style-name="gr7" draw:text-style-name="P18" xml:id="id78" draw:id="id78" draw:layer="layout" svg:width="2.449cm" svg:height="0.684cm" svg:x="4.352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2" draw:id="id2" draw:layer="layout" svg:width="1.8cm" svg:height="1.8cm" svg:x="4.584cm" svg:y="5.219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1" draw:id="id1" draw:layer="layout" svg:width="1.4cm" svg:height="1cm" svg:x="4.784cm" svg:y="9.719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xml:id="id79" draw:id="id79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11" draw:text-style-name="P23" xml:id="id80" draw:id="id80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12" draw:text-style-name="P24" xml:id="id81" draw:id="id81" draw:layer="layout" svg:width="0.468cm" svg:height="0.409cm" svg:x="5.702cm" svg:y="8.701cm">
          <draw:image xlink:href="Pictures/100000000000003E0000003605728D6C6E5D4595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13" draw:text-style-name="P27" xml:id="id90" draw:id="id90" draw:layer="layout" svg:width="6cm" svg:height="1.013cm" svg:x="0.5cm" svg:y="16.9cm">
          <draw:text-box>
            <text:p>Kürzere Notation:</text:p>
          </draw:text-box>
        </draw:frame>
        <draw:g xml:id="id91" draw:id="id91">
          <svg:title>TexMaths</svg:title>
          <svg:desc>22§display§g_{t} = &amp; \sigma\left(W_{g} \left[h_{t - 1}, x_{t}\right] + b_g \right)§svg§600§FALSE§</svg:desc>
          <draw:polygon draw:style-name="gr5" draw:text-style-name="P16" draw:layer="layout" svg:width="8.724cm" svg:height="0.801cm" svg:x="6.301cm" svg:y="16.994cm" svg:viewBox="0 0 8725 802" draw:points="4363,802 0,802 0,0 8725,0 8725,802">
            <text:p/>
          </draw:polygon>
          <draw:path draw:style-name="gr6" draw:text-style-name="P17" draw:layer="layout" svg:width="0.356cm" svg:height="0.5cm" svg:x="6.313cm" svg:y="17.2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692cm" svg:y="17.3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7.2cm" svg:y="17.2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8.003cm" svg:y="17.2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8.647cm" svg:y="16.9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8.914cm" svg:y="17.0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6" draw:text-style-name="P17" draw:layer="layout" svg:width="0.268cm" svg:height="0.349cm" svg:x="9.625cm" svg:y="17.4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6" draw:text-style-name="P17" draw:layer="layout" svg:width="0.106cm" svg:height="0.773cm" svg:x="10.181cm" svg:y="16.994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0.348cm" svg:y="17.0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6" draw:text-style-name="P17" draw:layer="layout" svg:width="0.184cm" svg:height="0.344cm" svg:x="10.773cm" svg:y="17.3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1.042cm" svg:y="17.541cm" svg:viewBox="0 0 368 28" svg:d="M347 28c7 0 21 0 21-14s-13-14-21-14h-326c-9 0-21 0-21 14s12 14 21 14z">
            <text:p/>
          </draw:path>
          <draw:path draw:style-name="gr6" draw:text-style-name="P17" draw:layer="layout" svg:width="0.198cm" svg:height="0.359cm" svg:x="11.526cm" svg:y="17.33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1.881cm" svg:y="17.4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2.18cm" svg:y="17.2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6" draw:text-style-name="P17" draw:layer="layout" svg:width="0.184cm" svg:height="0.344cm" svg:x="12.622cm" svg:y="17.3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2.89cm" svg:y="16.994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3.301cm" svg:y="17.1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14.069cm" svg:y="17.0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68cm" svg:height="0.349cm" svg:x="14.387cm" svg:y="17.4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6" draw:text-style-name="P17" draw:layer="layout" svg:width="0.18cm" svg:height="0.773cm" svg:x="14.767cm" svg:y="16.9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84" draw:id="id84">
          <svg:title>TexMaths</svg:title>
          <svg:desc>28§display§\circ§svg§600§FALSE§</svg:desc>
          <draw:polygon draw:style-name="gr5" draw:text-style-name="P16" draw:layer="layout" svg:width="0.495cm" svg:height="0.385cm" svg:x="19.204cm" svg:y="7.614cm" svg:viewBox="0 0 496 386" draw:points="247,386 0,386 0,0 496,0 496,386">
            <text:p/>
          </draw:polygon>
          <draw:path draw:style-name="gr6" draw:text-style-name="P17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14" draw:text-style-name="P25" xml:id="id85" draw:id="id85" draw:layer="layout" svg:width="0.8cm" svg:height="0.8cm" svg:x="21.4cm" svg:y="7.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3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3" presentation:use-date-time-name="dtd1">
        <office:forms form:automatic-focus="false" form:apply-design-mode="false"/>
        <draw:frame presentation:style-name="pr5" draw:text-style-name="P28" draw:layer="layout" svg:width="10.932cm" svg:height="5.374cm" svg:x="12.278cm" svg:y="4.826cm" presentation:class="outline" presentation:user-transformed="true">
          <draw:text-box>
            <text:list text:style-name="L1">
              <text:list-item>
                <text:p text:style-name="P28"><text:span text:style-name="T11">Bestimmt welche Informationen aus dem Kontext </text:span><text:span text:style-name="T11">„vergessen“ werden</text:span></text:p>
              </text:list-item>
            </text:list>
          </draw:text-box>
        </draw:frame>
        <draw:frame presentation:style-name="pr9" draw:layer="layout" svg:width="22.402cm" svg:height="2.286cm" svg:x="0.781cm" svg:y="1.515cm" presentation:class="title" presentation:user-transformed="true">
          <draw:text-box>
            <text:p><text:span text:style-name="T11">Long Short Term Memory</text:span><text:line-break/><text:span text:style-name="T7">Forget Gate</text:span></text:p>
          </draw:text-box>
        </draw:frame>
        <draw:connector draw:style-name="gr8" draw:text-style-name="P23" draw:layer="layout" draw:type="line" svg:x1="5.461cm" svg:y1="12.1cm" svg:x2="5.486cm" svg:y2="10.7cm" svg:d="M5461 12100l25-1400" svg:viewBox="0 0 26 1401">
          <text:p/>
        </draw:connector>
        <draw:frame draw:style-name="gr7" draw:text-style-name="P18" draw:layer="layout" svg:width="2.449cm" svg:height="0.684cm" svg:x="4.339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4" draw:id="id4" draw:layer="layout" svg:width="1.8cm" svg:height="1.8cm" svg:x="4.571cm" svg:y="5.219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3" draw:id="id3" draw:layer="layout" svg:width="1.4cm" svg:height="1cm" svg:x="4.771cm" svg:y="9.719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5.471cm" svg:y1="9.719cm" svg:x2="5.471cm" svg:y2="7.019cm" draw:start-shape="id3" draw:start-glue-point="0" draw:end-shape="id4" svg:d="M5471 9719v-2700" svg:viewBox="0 0 1 2701">
          <text:p/>
        </draw:connector>
        <draw:connector draw:style-name="gr11" draw:text-style-name="P23" draw:layer="layout" draw:type="line" svg:x1="2.389cm" svg:y1="6.162cm" svg:x2="4.571cm" svg:y2="6.119cm" draw:end-shape="id4" draw:end-glue-point="6" svg:d="M2389 6162l2182-43" svg:viewBox="0 0 2183 44">
          <text:p/>
        </draw:connector>
        <draw:frame draw:style-name="gr12" draw:text-style-name="P24" draw:layer="layout" svg:width="0.454cm" svg:height="0.574cm" svg:x="5.689cm" svg:y="8.70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g>
          <svg:title>TexMaths</svg:title>
          <svg:desc>22§display§f_{t} = &amp; \sigma\left(W_{f} \left[h_{t - 1}, x_{t}\right] + b_f \right)§svg§600§FALSE§</svg:desc>
          <draw:polygon draw:style-name="gr5" draw:text-style-name="P16" draw:layer="layout" svg:width="8.817cm" svg:height="0.801cm" svg:x="13.275cm" svg:y="14.601cm" svg:viewBox="0 0 8818 802" draw:points="4409,802 0,802 0,0 8818,0 8818,802">
            <text:p/>
          </draw:polygon>
          <draw:path draw:style-name="gr6" draw:text-style-name="P17" draw:layer="layout" svg:width="0.386cm" svg:height="0.704cm" svg:x="13.315cm" svg:y="14.636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6" draw:text-style-name="P17" draw:layer="layout" svg:width="0.184cm" svg:height="0.344cm" svg:x="13.676cm" svg:y="14.958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14.183cm" svg:y="14.896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4.986cm" svg:y="14.847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15.632cm" svg:y="14.601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15.899cm" svg:y="14.652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6" draw:text-style-name="P17" draw:layer="layout" svg:width="0.288cm" svg:height="0.491cm" svg:x="16.626cm" svg:y="14.916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6" draw:text-style-name="P17" draw:layer="layout" svg:width="0.106cm" svg:height="0.773cm" svg:x="17.207cm" svg:y="14.601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7.372cm" svg:y="14.645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6" draw:text-style-name="P17" draw:layer="layout" svg:width="0.184cm" svg:height="0.344cm" svg:x="17.798cm" svg:y="14.958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8.068cm" svg:y="15.148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18.552cm" svg:y="14.937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8.907cm" svg:y="15.09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9.206cm" svg:y="14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6" draw:text-style-name="P17" draw:layer="layout" svg:width="0.184cm" svg:height="0.344cm" svg:x="19.648cm" svg:y="14.958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9.916cm" svg:y="14.601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0.328cm" svg:y="14.729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21.093cm" svg:y="14.645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88cm" svg:height="0.491cm" svg:x="21.429cm" svg:y="14.916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6" draw:text-style-name="P17" draw:layer="layout" svg:width="0.18cm" svg:height="0.773cm" svg:x="21.834cm" svg:y="14.601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0.822cm" svg:y="5.723cm" svg:viewBox="0 0 1552 698" draw:points="777,698 0,698 0,0 1552,0 1552,698">
            <text:p/>
          </draw:polygon>
          <draw:path draw:style-name="gr6" draw:text-style-name="P17" draw:layer="layout" svg:width="0.541cm" svg:height="0.552cm" svg:x="0.86cm" svg:y="5.7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1.388cm" svg:y="6.0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1.653cm" svg:y="6.2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2.129cm" svg:y="6.002cm" svg:viewBox="0 0 196 354" svg:d="M121 16c0-16 0-16-15-16-35 33-84 35-106 35v19c12 0 48 0 78-16v273c0 17 0 24-54 24h-21v19c11 0 77-2 96-2 17 0 84 2 97 2v-19h-21c-54 0-54-7-54-24z">
            <text:p/>
          </draw:path>
        </draw:g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14cm" presentation:class="title" presentation:user-transformed="true">
          <draw:text-box>
            <text:p><text:span text:style-name="T11">Long Short Term Memory</text:span><text:line-break/><text:span text:style-name="T7">Input Gate</text:span></text:p>
          </draw:text-box>
        </draw:frame>
        <draw:frame presentation:style-name="pr11" draw:text-style-name="P30" xml:id="id92" draw:id="id92" draw:layer="layout" svg:width="13.61cm" svg:height="6.874cm" svg:x="9.5cm" svg:y="5.226cm" presentation:class="outline" presentation:user-transformed="true">
          <draw:text-box>
            <text:list text:style-name="L1">
              <text:list-item>
                <text:p text:style-name="P29"><text:span text:style-name="T11">Bestimmt </text:span><text:span text:style-name="T15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 xml:id="id94" draw:id="id94">
          <svg:title>TexMaths</svg:title>
          <svg:desc>22§display§i_t = \sigma(W_{i} \cdot \left[h_{t-1}, x_{t}\right] + b_{i})§svg§600§FALSE§</svg:desc>
          <draw:polygon draw:style-name="gr5" draw:text-style-name="P16" draw:layer="layout" svg:width="8.718cm" svg:height="0.773cm" svg:x="11.286cm" svg:y="15.926cm" svg:viewBox="0 0 8719 774" draw:points="4360,774 0,774 0,0 8719,0 8719,774">
            <text:p/>
          </draw:polygon>
          <draw:path draw:style-name="gr6" draw:text-style-name="P17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6" draw:text-style-name="P17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6" draw:text-style-name="P17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5.264cm" svg:y="15.9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7.97cm" svg:y="15.9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9" draw:text-style-name="P31" xml:id="id6" draw:id="id6" draw:layer="layout" svg:width="1.8cm" svg:height="1.8cm" svg:x="5.6cm" svg:y="5.335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2" xml:id="id5" draw:id="id5" draw:layer="layout" svg:width="1.4cm" svg:height="1cm" svg:x="3cm" svg:y="9.03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5" draw:text-style-name="P23" xml:id="id95" draw:id="id95" draw:layer="layout" svg:x1="3.7cm" svg:y1="9.035cm" svg:x2="5.6cm" svg:y2="6.235cm" draw:start-shape="id5" draw:start-glue-point="0" draw:end-shape="id6" draw:end-glue-point="6" svg:d="M3700 9035v-2800h1900" svg:viewBox="0 0 1901 2801">
          <text:p/>
        </draw:connector>
        <draw:connector draw:style-name="gr11" draw:text-style-name="P23" xml:id="id96" draw:id="id96" draw:layer="layout" svg:x1="6.5cm" svg:y1="9.035cm" svg:x2="6.5cm" svg:y2="7.135cm" draw:start-shape="id7" draw:end-shape="id6" draw:end-glue-point="8" svg:d="M6500 9035v-1900" svg:viewBox="0 0 1 1901">
          <text:p/>
        </draw:connector>
        <draw:custom-shape draw:style-name="gr16" draw:text-style-name="P33" xml:id="id7" draw:id="id7" draw:layer="layout" svg:width="1.8cm" svg:height="1cm" svg:x="5.6cm" svg:y="9.035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8" draw:id="id8" draw:layer="layout" svg:width="2.449cm" svg:height="0.684cm" svg:x="4.218cm" svg:y="12.316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7" xml:id="id97" draw:id="id97" draw:layer="layout" svg:x1="5.442cm" svg:y1="12.316cm" svg:x2="3.7cm" svg:y2="10.035cm" draw:start-shape="id8" draw:start-glue-point="0" draw:end-shape="id5" svg:d="M5442 12316v-1140h-1742v-1141" svg:viewBox="0 0 1743 2282">
          <text:p/>
        </draw:connector>
        <draw:connector draw:style-name="gr17" xml:id="id98" draw:id="id98" draw:layer="layout" svg:x1="5.442cm" svg:y1="12.316cm" svg:x2="6.5cm" svg:y2="10.035cm" draw:start-shape="id8" draw:start-glue-point="0" draw:end-shape="id7" draw:end-glue-point="2" svg:d="M5442 12316v-1140h1058v-1141" svg:viewBox="0 0 1059 2282">
          <text:p/>
        </draw:connector>
        <draw:g xml:id="id99" draw:id="id99">
          <svg:title>TexMaths</svg:title>
          <svg:desc>18§display§\tilde{C}_t§svg§600§FALSE§</svg:desc>
          <draw:polygon draw:style-name="gr5" draw:text-style-name="P16" draw:layer="layout" svg:width="0.643cm" svg:height="0.677cm" svg:x="6.715cm" svg:y="8.192cm" svg:viewBox="0 0 644 678" draw:points="322,678 0,678 0,0 644,0 644,678">
            <text:p/>
          </draw:polygon>
          <draw:path draw:style-name="gr6" draw:text-style-name="P17" draw:layer="layout" svg:width="0.21cm" svg:height="0.059cm" svg:x="6.911cm" svg:y="8.1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6.747cm" svg:y="8.3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7.185cm" svg:y="8.5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7" draw:text-style-name="P18" xml:id="id100" draw:id="id100" draw:layer="layout" svg:width="0.378cm" svg:height="0.529cm" svg:x="3.922cm" svg:y="8.271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g xml:id="id101" draw:id="id101">
          <svg:title>TexMaths</svg:title>
          <svg:desc>22§display§\tilde{C}_{t} = \tanh(W_{c} \cdot \left[h_{t - 1}, x_{t}\right] + b_c)§svg§600§FALSE§</svg:desc>
          <draw:polygon draw:style-name="gr5" draw:text-style-name="P16" draw:layer="layout" svg:width="10.196cm" svg:height="0.905cm" svg:x="11.001cm" svg:y="14.494cm" svg:viewBox="0 0 10197 906" draw:points="5099,906 0,906 0,0 10197,0 10197,906">
            <text:p/>
          </draw:polygon>
          <draw:path draw:style-name="gr6" draw:text-style-name="P17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6" draw:text-style-name="P17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6" draw:text-style-name="P17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6" draw:text-style-name="P17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6" draw:text-style-name="P17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6" draw:text-style-name="P17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6" draw:text-style-name="P17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6" draw:text-style-name="P17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6.399cm" svg:y="14.6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6" draw:text-style-name="P17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9.105cm" svg:y="14.6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6" draw:text-style-name="P17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93" draw:id="id93">
          <svg:title>TexMaths</svg:title>
          <svg:desc>22§inline§\tilde{C}_t§svg§600§FALSE§</svg:desc>
          <draw:polygon draw:style-name="gr5" draw:text-style-name="P16" draw:layer="layout" svg:width="0.787cm" svg:height="0.828cm" svg:x="15.101cm" svg:y="8.101cm" svg:viewBox="0 0 788 829" draw:points="394,829 0,829 0,0 788,0 788,829">
            <text:p/>
          </draw:polygon>
          <draw:path draw:style-name="gr6" draw:text-style-name="P17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6" draw:text-style-name="P17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6" draw:text-style-name="P17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5" presentation:class="page"/>
          <draw:frame presentation:style-name="pr6" draw:text-style-name="P34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11">Long Short Term Memory</text:span><text:line-break/><text:span text:style-name="T7">Output Gate</text:span></text:p>
          </draw:text-box>
        </draw:frame>
        <draw:frame presentation:style-name="pr5" draw:text-style-name="P29" draw:layer="layout" svg:width="13.61cm" svg:height="4.274cm" svg:x="9.6cm" svg:y="5.426cm" presentation:class="outline" presentation:user-transformed="true">
          <draw:text-box>
            <text:list text:style-name="L1">
              <text:list-item>
                <text:p xml:id="id102" text:id="id102" text:style-name="P29">Bestimmt welche Informationen aus dem Zellzustand in die Ausgabe übernommen werden</text:p>
              </text:list-item>
            </text:list>
          </draw:text-box>
        </draw:frame>
        <draw:g xml:id="id103" draw:id="id103"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5" draw:text-style-name="P16" draw:layer="layout" svg:width="11.543cm" svg:height="2.46cm" svg:x="11.056cm" svg:y="14.3cm" svg:viewBox="0 0 11544 2461" draw:points="5772,2461 0,2461 0,0 11544,0 11544,2461">
            <text:p/>
          </draw:polygon>
          <draw:path draw:style-name="gr6" draw:text-style-name="P17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6" draw:text-style-name="P17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6" draw:text-style-name="P17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6" draw:text-style-name="P17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6" draw:text-style-name="P17" draw:layer="layout" svg:width="0.136cm" svg:height="0.984cm" svg:x="16.456cm" svg:y="14.3cm" svg:viewBox="0 0 137 985" draw:points="137,985 137,947 40,947 40,40 137,40 137,0 0,0 0,985">
            <text:p/>
          </draw:polygon>
          <draw:path draw:style-name="gr6" draw:text-style-name="P17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6" draw:text-style-name="P17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7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6" draw:text-style-name="P17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6" draw:text-style-name="P17" draw:layer="layout" svg:width="0.136cm" svg:height="0.984cm" svg:x="19.901cm" svg:y="14.3cm" svg:viewBox="0 0 137 985" draw:points="137,0 0,0 0,40 96,40 96,947 0,947 0,985 137,985">
            <text:p/>
          </draw:polygon>
          <draw:path draw:style-name="gr6" draw:text-style-name="P17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7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6" draw:text-style-name="P17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6" draw:text-style-name="P17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7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6" draw:text-style-name="P17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6" draw:text-style-name="P17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7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7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7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6" draw:text-style-name="P17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6" draw:text-style-name="P17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18" draw:text-style-name="P35" xml:id="id11" draw:id="id11" draw:layer="layout" svg:width="2.4cm" svg:height="1.6cm" svg:x="3.582cm" svg:y="6.4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10" draw:id="id10" draw:layer="layout" svg:width="1.8cm" svg:height="1.8cm" svg:x="3.882cm" svg:y="8.8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9" draw:id="id9" draw:layer="layout" svg:width="1.4cm" svg:height="1cm" svg:x="2.182cm" svg:y="11.6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04" draw:id="id104" draw:layer="layout" svg:x1="2.882cm" svg:y1="11.6cm" svg:x2="3.882cm" svg:y2="9.7cm" draw:start-shape="id9" draw:start-glue-point="0" draw:end-shape="id10" draw:end-glue-point="6" svg:d="M2882 11600v-1900h1000" svg:viewBox="0 0 1001 1901">
          <text:p/>
        </draw:connector>
        <draw:connector draw:style-name="gr11" draw:text-style-name="P23" xml:id="id105" draw:id="id105" draw:layer="layout" svg:x1="4.782cm" svg:y1="8cm" svg:x2="4.782cm" svg:y2="8.8cm" draw:start-shape="id11" draw:start-glue-point="8" draw:end-shape="id10" draw:end-glue-point="4" svg:d="M4782 8000v800" svg:viewBox="0 0 1 801">
          <text:p/>
        </draw:connector>
        <draw:frame draw:style-name="gr7" draw:text-style-name="P18" xml:id="id106" draw:id="id106" draw:layer="layout" svg:width="0.618cm" svg:height="0.664cm" svg:x="7.982cm" svg:y="9.247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07" draw:id="id107" draw:layer="layout" svg:width="2.099cm" svg:height="0cm" svg:x="5.682cm" svg:y="9.6cm" svg:viewBox="0 0 2100 0" draw:points="0,0 2100,0">
          <text:p/>
        </draw:polyline>
        <draw:polyline draw:style-name="gr19" draw:text-style-name="P23" xml:id="id108" draw:id="id108" draw:layer="layout" svg:width="0cm" svg:height="1.599cm" svg:x="4.8cm" svg:y="4.8cm" svg:viewBox="0 0 0 1600" draw:points="0,1600 0,0">
          <text:p/>
        </draw:polyline>
        <draw:frame draw:style-name="gr7" draw:text-style-name="P18" xml:id="id109" draw:id="id109" draw:layer="layout" svg:width="2.449cm" svg:height="0.684cm" svg:x="1.6cm" svg:y="14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polyline draw:style-name="gr20" draw:text-style-name="P23" xml:id="id110" draw:id="id110" draw:layer="layout" svg:width="0cm" svg:height="1.399cm" svg:x="2.9cm" svg:y="12.6cm" svg:viewBox="0 0 0 1400" draw:points="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6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36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11" draw:layer="layout" svg:width="22.402cm" svg:height="1.48cm" svg:x="0.798cm" svg:y="2.52cm" presentation:class="title" presentation:user-transformed="true">
          <draw:text-box>
            <text:p><text:span text:style-name="T7">L</text:span><text:span text:style-name="T7">o</text:span><text:span text:style-name="T7">n</text:span><text:span text:style-name="T7">g</text:span><text:span text:style-name="T7"> </text:span><text:span text:style-name="T7">S</text:span><text:span text:style-name="T7">h</text:span><text:span text:style-name="T7">o</text:span><text:span text:style-name="T7">r</text:span><text:span text:style-name="T7">t</text:span><text:span text:style-name="T7"> </text:span><text:span text:style-name="T7">T</text:span><text:span text:style-name="T7">e</text:span><text:span text:style-name="T7">r</text:span><text:span text:style-name="T7">m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</draw:text-box>
        </draw:frame>
        <draw:custom-shape draw:style-name="gr22" draw:text-style-name="P25" xml:id="id17" draw:id="id17" draw:layer="layout" svg:width="1.769cm" svg:height="1.768cm" svg:x="4.418cm" svg:y="4.9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xml:id="id18" draw:id="id18" draw:layer="layout" svg:width="1.375cm" svg:height="0.983cm" svg:x="4.615cm" svg:y="11.9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xml:id="id16" draw:id="id16" draw:layer="layout" svg:width="1.768cm" svg:height="1.768cm" svg:x="9.724cm" svg:y="4.9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5" xml:id="id20" draw:id="id20" draw:layer="layout" svg:width="2.358cm" svg:height="1.572cm" svg:x="14.047cm" svg:y="6.2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15" draw:id="id15" draw:layer="layout" svg:width="1.768cm" svg:height="1.769cm" svg:x="9.724cm" svg:y="8.6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xml:id="id13" draw:id="id13" draw:layer="layout" svg:width="1.769cm" svg:height="1.769cm" svg:x="14.341cm" svg:y="8.6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6" xml:id="id14" draw:id="id14" draw:layer="layout" svg:width="1.376cm" svg:height="0.983cm" svg:x="7.169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12" draw:id="id12" draw:layer="layout" svg:width="1.376cm" svg:height="0.983cm" svg:x="12.671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24" draw:id="id124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15" draw:text-style-name="P23" xml:id="id116" draw:id="id116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11" draw:text-style-name="P23" xml:id="id117" draw:id="id117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11" draw:text-style-name="P23" xml:id="id120" draw:id="id120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11" draw:text-style-name="P23" xml:id="id111" draw:id="id111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11" draw:text-style-name="P23" xml:id="id118" draw:id="id118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29" draw:text-style-name="P33" xml:id="id19" draw:id="id19" draw:layer="layout" svg:width="1.768cm" svg:height="0.983cm" svg:x="9.724cm" svg:y="11.984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21" draw:id="id21" draw:layer="layout" svg:width="2.406cm" svg:height="0.672cm" svg:x="8.366cm" svg:y="15.2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xml:id="id125" draw:id="id125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7" draw:text-style-name="P18" xml:id="id126" draw:id="id126" draw:layer="layout" svg:width="0.607cm" svg:height="0.652cm" svg:x="18.37cm" svg:y="9.0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27" draw:id="id127" draw:layer="layout" svg:width="2.062cm" svg:height="0cm" svg:x="16.11cm" svg:y="9.43cm" svg:viewBox="0 0 2063 0" draw:points="0,0 2063,0">
          <text:p/>
        </draw:polyline>
        <draw:g xml:id="id128" draw:id="id128">
          <svg:title>TexMaths</svg:title>
          <svg:desc>22§display§C_{t}§svg§600§FALSE§</svg:desc>
          <draw:polygon draw:style-name="gr5" draw:text-style-name="P16" draw:layer="layout" svg:width="0.773cm" svg:height="0.634cm" svg:x="18.426cm" svg:y="5.492cm" svg:viewBox="0 0 774 635" draw:points="387,635 0,635 0,0 774,0 774,635">
            <text:p/>
          </draw:polygon>
          <draw:path draw:style-name="gr6" draw:text-style-name="P17" draw:layer="layout" svg:width="0.54cm" svg:height="0.553cm" svg:x="18.4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18.9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112" draw:id="id112">
          <svg:title>TexMaths</svg:title>
          <svg:desc>22§display§C_{t-1}§svg§600§FALSE§</svg:desc>
          <draw:polygon draw:style-name="gr5" draw:text-style-name="P16" draw:layer="layout" svg:width="1.551cm" svg:height="0.697cm" svg:x="0.822cm" svg:y="5.523cm" svg:viewBox="0 0 1552 698" draw:points="777,698 0,698 0,0 1552,0 1552,698">
            <text:p/>
          </draw:polygon>
          <draw:path draw:style-name="gr6" draw:text-style-name="P17" draw:layer="layout" svg:width="0.541cm" svg:height="0.552cm" svg:x="0.8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1.3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1.653cm" svg:y="6.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2.1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xml:id="id113" draw:id="id113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17" xml:id="id114" draw:id="id114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17" xml:id="id132" draw:id="id132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17" xml:id="id119" draw:id="id119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17" xml:id="id121" draw:id="id121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7" draw:text-style-name="P18" xml:id="id115" draw:id="id115" draw:layer="layout" svg:width="0.446cm" svg:height="0.564cm" svg:x="5.418cm" svg:y="11.0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xml:id="id122" draw:id="id122" draw:layer="layout" svg:width="0.372cm" svg:height="0.52cm" svg:x="7.994cm" svg:y="11.0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xml:id="id129" draw:id="id129" draw:layer="layout" svg:width="0.446cm" svg:height="0.378cm" svg:x="13.475cm" svg:y="11.2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7" xml:id="id130" draw:id="id130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11" draw:text-style-name="P23" xml:id="id131" draw:id="id131" draw:layer="layout" svg:width="3.199cm" svg:height="0.017cm" svg:x="15.226cm" svg:y="5.776cm" svg:viewBox="0 0 3200 18" draw:points="0,18 3200,0">
          <text:p/>
        </draw:polyline>
        <draw:g xml:id="id123" draw:id="id123">
          <svg:title>TexMaths</svg:title>
          <svg:desc>18§display§\tilde{C}_{t}§svg§600§FALSE§</svg:desc>
          <draw:polygon draw:style-name="gr5" draw:text-style-name="P16" draw:layer="layout" svg:width="0.643cm" svg:height="0.677cm" svg:x="10.78cm" svg:y="11.154cm" svg:viewBox="0 0 644 678" draw:points="322,678 0,678 0,0 644,0 644,678">
            <text:p/>
          </draw:polygon>
          <draw:path draw:style-name="gr6" draw:text-style-name="P17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5" draw:text-style-name="P16" draw:layer="layout" svg:width="8.342cm" svg:height="2.753cm" svg:x="13.965cm" svg:y="15.2cm" svg:viewBox="0 0 8343 2754" draw:points="4172,2754 0,2754 0,0 8343,0 8343,2754">
            <text:p/>
          </draw:polygon>
          <draw:path draw:style-name="gr6" draw:text-style-name="P17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6" draw:text-style-name="P17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6" draw:text-style-name="P17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8.381cm" svg:y="15.308cm" svg:viewBox="0 0 88 633" draw:points="88,633 88,609 26,609 26,26 88,26 88,0 0,0 0,633">
            <text:p/>
          </draw:polygon>
          <draw:path draw:style-name="gr6" draw:text-style-name="P17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6" draw:text-style-name="P17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6" draw:text-style-name="P17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6" draw:text-style-name="P17" draw:layer="layout" svg:width="0.087cm" svg:height="0.632cm" svg:x="20.596cm" svg:y="15.308cm" svg:viewBox="0 0 88 633" draw:points="88,0 0,0 0,26 62,26 62,609 0,609 0,633 88,633">
            <text:p/>
          </draw:polygon>
          <draw:path draw:style-name="gr6" draw:text-style-name="P17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6" draw:text-style-name="P17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6" draw:text-style-name="P17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6" draw:text-style-name="P17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7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6" draw:text-style-name="P17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6" draw:text-style-name="P17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6" draw:text-style-name="P17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6" draw:text-style-name="P17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6" draw:text-style-name="P17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7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13" draw:text-style-name="P11" draw:layer="layout" svg:width="22.402cm" svg:height="2.5cm" svg:x="0.798cm" svg:y="1.7cm" presentation:class="title" presentation:user-transformed="true">
          <draw:text-box>
            <text:p><text:span text:style-name="T19">Long Short Time Memory</text:span><text:span text:style-name="T7"><text:line-break/></text:span><text:span text:style-name="T7">Gradientenfluss</text:span></text:p>
          </draw:text-box>
        </draw:frame>
        <draw:custom-shape draw:style-name="gr21" draw:text-style-name="P36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xml:id="id27" draw:id="id27" draw:layer="layout" svg:width="1.769cm" svg:height="1.768cm" svg:x="6.218cm" svg:y="5.50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xml:id="id28" draw:id="id28" draw:layer="layout" svg:width="1.375cm" svg:height="0.983cm" svg:x="6.415cm" svg:y="12.575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xml:id="id26" draw:id="id26" draw:layer="layout" svg:width="1.768cm" svg:height="1.768cm" svg:x="11.524cm" svg:y="5.50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5" xml:id="id30" draw:id="id30" draw:layer="layout" svg:width="2.358cm" svg:height="1.572cm" svg:x="15.847cm" svg:y="6.8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25" draw:id="id25" draw:layer="layout" svg:width="1.768cm" svg:height="1.769cm" svg:x="11.524cm" svg:y="9.23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xml:id="id23" draw:id="id23" draw:layer="layout" svg:width="1.769cm" svg:height="1.769cm" svg:x="16.141cm" svg:y="9.234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6" xml:id="id24" draw:id="id24" draw:layer="layout" svg:width="1.376cm" svg:height="0.983cm" svg:x="8.969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22" draw:id="id22" draw:layer="layout" svg:width="1.376cm" svg:height="0.983cm" svg:x="14.471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15" draw:text-style-name="P23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11" draw:text-style-name="P23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11" draw:text-style-name="P23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11" draw:text-style-name="P23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11" draw:text-style-name="P23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29" draw:text-style-name="P33" xml:id="id29" draw:id="id29" draw:layer="layout" svg:width="1.768cm" svg:height="0.983cm" svg:x="11.524cm" svg:y="12.575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31" draw:id="id31" draw:layer="layout" svg:width="2.406cm" svg:height="0.672cm" svg:x="10.166cm" svg:y="15.7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7" draw:text-style-name="P18" draw:layer="layout" svg:width="0.607cm" svg:height="0.652cm" svg:x="20.17cm" svg:y="9.6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226cm" svg:y="6.083cm" svg:viewBox="0 0 774 635" draw:points="387,635 0,635 0,0 774,0 774,635">
            <text:p/>
          </draw:polygon>
          <draw:path draw:style-name="gr6" draw:text-style-name="P17" draw:layer="layout" svg:width="0.54cm" svg:height="0.553cm" svg:x="20.2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7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622cm" svg:y="6.114cm" svg:viewBox="0 0 1552 698" draw:points="777,698 0,698 0,0 1552,0 1552,698">
            <text:p/>
          </draw:polygon>
          <draw:path draw:style-name="gr6" draw:text-style-name="P17" draw:layer="layout" svg:width="0.541cm" svg:height="0.552cm" svg:x="2.6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1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453cm" svg:y="6.6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9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17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17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17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17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7" draw:text-style-name="P18" draw:layer="layout" svg:width="0.446cm" svg:height="0.564cm" svg:x="7.218cm" svg:y="11.6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9.794cm" svg:y="11.673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275cm" svg:y="11.8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7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11" draw:text-style-name="P23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58cm" svg:y="11.745cm" svg:viewBox="0 0 644 678" draw:points="322,678 0,678 0,0 644,0 644,678">
            <text:p/>
          </draw:polygon>
          <draw:path draw:style-name="gr6" draw:text-style-name="P17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30" draw:text-style-name="P37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31" draw:text-style-name="P37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31" draw:text-style-name="P37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8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14" draw:text-style-name="P22" draw:layer="layout" svg:width="22.402cm" svg:height="13.392cm" svg:x="0.798cm" svg:y="4.626cm" presentation:class="outline" presentation:user-transformed="true">
          <draw:text-box>
            <text:list text:style-name="L5">
              <text:list-item>
                <text:p><text:span text:style-name="T12"><text:s/></text:span><text:span text:style-name="T12">LSTMs schwächen das </text:span><text:span text:style-name="T20">Problem verschwindender Gradienten ab</text:span></text:p>
              </text:list-item>
              <text:list-item>
                <text:p><text:span text:style-name="T20"><text:s/></text:span><text:span text:style-name="T20">Problem im Vanilla-RNN: häufige Multiplikation mit der selben </text:span><text:span text:style-name="T20">Gewichtsmatrix</text:span></text:p>
                <text:list>
                  <text:list-item>
                    <text:p text:style-name="P38"><text:span text:style-name="T20">Verstärkung verschwindender / explodierender Gradienten</text:span></text:p>
                  </text:list-item>
                </text:list>
              </text:list-item>
              <text:list-item>
                <text:p text:style-name="P39"><text:span text:style-name="T20"><text:s/></text:span><text:span text:style-name="T20">Vorteil LSTM: „Ungehinderter“ Gradientenfluss für den Zellzustand</text:span></text:p>
                <text:list>
                  <text:list-item>
                    <text:p text:style-name="P40"><text:span text:style-name="T20">Lediglich elementweise Operationen, keine </text:span><text:span text:style-name="T20">Matrixmultiplikation</text:span></text:p>
                  </text:list-item>
                  <text:list-item>
                    <text:p text:style-name="P40"><text:span text:style-name="T13">Forget gate </text:span><text:span text:style-name="T20">kann über die Schritte hinweg unterschiedlich </text:span><text:span text:style-name="T20">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13" draw:text-style-name="P11" draw:layer="layout" svg:width="22.402cm" svg:height="2.5cm" svg:x="0.781cm" svg:y="1.7cm" presentation:class="title" presentation:user-transformed="true">
          <draw:text-box>
            <text:p><text:span text:style-name="T19">Long Short Time Memory</text:span><text:span text:style-name="T7"><text:line-break/></text:span><text:span text:style-name="T7">Gradientenfluss</text:span></text:p>
          </draw:text-box>
        </draw:frame>
        <presentation:notes draw:style-name="dp2" presentation:use-date-time-name="dtd3">
          <draw:page-thumbnail draw:style-name="gr3" draw:layer="layout" svg:width="13.794cm" svg:height="10.341cm" svg:x="2.544cm" svg:y="2.067cm" draw:page-number="9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3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STM Varianten</text:span></text:p>
          </draw:text-box>
        </draw:frame>
        <draw:frame presentation:style-name="pr5" draw:text-style-name="P41" xml:id="id133" draw:id="id133" draw:layer="layout" svg:width="22.402cm" svg:height="6.074cm" svg:x="0.798cm" svg:y="4.326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1">Peephole Connections: Gates „schauen“ auf den Zellkontext</text:p>
                  </text:list-item>
                </text:list>
              </text:list-item>
            </text:list>
          </draw:text-box>
        </draw:frame>
        <draw:g xml:id="id134" draw:id="id134">
          <svg:title>TexMaths</svg:title>
          <svg:desc>20§latex§\begin{align*}
f_{t} &amp; = \sigma\left(W_{f} \left[\boldsymbol{C_{t - 1}}, h_{t - 1}, x_{t}\right]\right) \\
o_{t} &amp; = \sigma\left(W_{o} \left[\boldsymbol{C_{t - 1}}, h_{t - 1}, x_{t}\right]\right) \\
i_{t} &amp; = \sigma\left(W_{i} \left[\boldsymbol{C_{t}}, h_{t - 1}, x_{t}\right]\right)
\end{align*}§svg§600§FALSE§</svg:desc>
          <draw:polygon draw:style-name="gr5" draw:text-style-name="P16" draw:layer="layout" svg:width="8.467cm" svg:height="2.811cm" svg:x="4.676cm" svg:y="6.988cm" svg:viewBox="0 0 8468 2812" draw:points="4233,2812 0,2812 0,0 8468,0 8468,2812">
            <text:p/>
          </draw:polygon>
          <draw:path draw:style-name="gr6" draw:text-style-name="P17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3 132-1 0-19 0-33-12 33-2 40-28 40-39 0-16-13-24-28-24-17 0-38 16-38 42 0 32 30 49 59 49 40 0 67-41 80-68 23-45 40-130 40-135z">
            <text:p/>
          </draw:path>
          <draw:path draw:style-name="gr6" draw:text-style-name="P17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7.21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61cm" svg:height="0.447cm" svg:x="7.722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6" draw:text-style-name="P17" draw:layer="layout" svg:width="0.097cm" svg:height="0.703cm" svg:x="8.25cm" svg:y="6.988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4cm" svg:y="7.022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54cm" svg:y="7.305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232cm" svg:y="7.479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6" draw:text-style-name="P17" draw:layer="layout" svg:width="0.082cm" svg:height="0.21cm" svg:x="10.088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46cm" svg:height="0.496cm" svg:x="10.378cm" svg:y="7.028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65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1.01cm" svg:y="7.485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45cm" svg:y="7.294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73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51cm" svg:height="0.319cm" svg:x="12.045cm" svg:y="7.20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44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2.688cm" svg:y="6.988cm" svg:viewBox="0 0 98 704" draw:points="98,0 0,0 0,29 69,29 69,677 0,677 0,704 98,704">
            <text:p/>
          </draw:polygon>
          <draw:path draw:style-name="gr6" draw:text-style-name="P17" draw:layer="layout" svg:width="0.164cm" svg:height="0.703cm" svg:x="12.909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301cm" svg:height="0.319cm" svg:x="4.708cm" svg:y="8.258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6" draw:text-style-name="P17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6" draw:text-style-name="P17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8.266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31cm" svg:height="0.223cm" svg:x="7.716cm" svg:y="8.458cm" svg:viewBox="0 0 232 224" svg:d="M232 86c0-54-40-86-90-86-73 0-142 69-142 136 0 50 37 88 90 88 72 0 142-66 142-138zM91 210c-25 0-49-16-49-55 0-21 9-69 28-97 21-31 50-44 72-44 28 0 50 18 50 55 0 11-6 61-29 96-17 29-48 45-72 45z">
            <text:p/>
          </draw:path>
          <draw:polygon draw:style-name="gr6" draw:text-style-name="P17" draw:layer="layout" svg:width="0.097cm" svg:height="0.703cm" svg:x="8.199cm" svg:y="8.042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349cm" svg:y="8.076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03cm" svg:y="8.359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181cm" svg:y="8.533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672cm" svg:y="8.352cm" svg:viewBox="0 0 224 325" svg:d="M147 18c0-18-3-18-24-18-30 24-72 32-112 32h-11v27h11c21 0 51-3 72-9v246h-78v29c24-2 83-2 110-2 18 0 35 0 53 0 16 0 42 0 56 2v-29h-77z">
            <text:p/>
          </draw:path>
          <draw:path draw:style-name="gr6" draw:text-style-name="P17" draw:layer="layout" svg:width="0.082cm" svg:height="0.21cm" svg:x="10.035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10.327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14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ath draw:style-name="gr6" draw:text-style-name="P17" draw:layer="layout" svg:width="0.333cm" svg:height="0.025cm" svg:x="10.959cm" svg:y="8.5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399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2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992cm" svg:y="8.2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395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olygon draw:style-name="gr6" draw:text-style-name="P17" draw:layer="layout" svg:width="0.097cm" svg:height="0.703cm" svg:x="12.637cm" svg:y="8.042cm" svg:viewBox="0 0 98 704" draw:points="98,0 0,0 0,29 69,29 69,677 0,677 0,704 98,704">
            <text:p/>
          </draw:polygon>
          <draw:path draw:style-name="gr6" draw:text-style-name="P17" draw:layer="layout" svg:width="0.164cm" svg:height="0.703cm" svg:x="12.858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186cm" svg:height="0.472cm" svg:x="4.798cm" svg:y="9.159cm" svg:viewBox="0 0 187 473" svg:d="M181 26c0-15-10-26-26-26-19 0-38 18-38 37 0 14 9 25 25 25 18 0 39-16 39-36zM126 291c10-21 10-22 16-41 7-15 10-24 10-37 0-32-22-58-59-58-66 0-93 101-93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6" draw:text-style-name="P17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9.3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149cm" svg:height="0.332cm" svg:x="7.709cm" svg:y="9.402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6" draw:text-style-name="P17" draw:layer="layout" svg:width="0.097cm" svg:height="0.703cm" svg:x="8.12cm" svg:y="9.096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271cm" svg:y="9.13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824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082cm" svg:height="0.21cm" svg:x="9.143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9.432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9.82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0.064cm" svg:y="9.59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0.504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0.826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09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6" draw:text-style-name="P17" draw:layer="layout" svg:width="0.167cm" svg:height="0.313cm" svg:x="11.501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1.743cm" svg:y="9.096cm" svg:viewBox="0 0 98 704" draw:points="98,0 0,0 0,29 69,29 69,677 0,677 0,704 98,704">
            <text:p/>
          </draw:polygon>
          <draw:path draw:style-name="gr6" draw:text-style-name="P17" draw:layer="layout" svg:width="0.164cm" svg:height="0.703cm" svg:x="11.963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5" xml:id="id135" draw:id="id135" draw:layer="layout" svg:width="22.412cm" svg:height="7.118cm" svg:x="0.798cm" svg:y="10.6cm" presentation:class="outline" presentation:user-transformed="true">
          <draw:text-box>
            <text:list text:style-name="L1">
              <text:list-item>
                <text:list>
                  <text:list-item>
                    <text:p>Gekoppeltes <text:span text:style-name="T10">forget</text:span> und <text:span text:style-name="T10">input</text:span> <text:span text:style-name="T10">gate</text:span></text:p>
                  </text:list-item>
                </text:list>
              </text:list-item>
            </text:list>
          </draw:text-box>
        </draw:frame>
        <draw:g xml:id="id136" draw:id="id136">
          <svg:title>TexMaths</svg:title>
          <svg:desc>20§latex§C_{t} &amp; = f_{t} \circ C_{t - 1} + \boldsymbol{\left(1 - f_{t}\right)} \circ  \tilde{C}_{t}§svg§600§FALSE§</svg:desc>
          <draw:polygon draw:style-name="gr5" draw:text-style-name="P16" draw:layer="layout" svg:width="9.351cm" svg:height="0.823cm" svg:x="4.648cm" svg:y="12.086cm" svg:viewBox="0 0 9352 824" draw:points="4677,824 0,824 0,0 9352,0 9352,824">
            <text:p/>
          </draw:polygon>
          <draw:path draw:style-name="gr6" draw:text-style-name="P17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6" draw:text-style-name="P17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6" draw:text-style-name="P17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17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6" draw:text-style-name="P17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6" draw:text-style-name="P17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6" draw:text-style-name="P17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6" draw:text-style-name="P17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6" draw:text-style-name="P17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6" draw:text-style-name="P17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10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62cm" presentation:class="title" presentation:user-transformed="true">
          <draw:text-box>
            <text:p><text:span text:style-name="T21">LSTM </text:span><text:span text:style-name="T11">Varianten</text:span><text:line-break/><text:span text:style-name="T7">Peephole Connections</text:span></text:p>
          </draw:text-box>
        </draw:frame>
        <draw:custom-shape draw:style-name="gr21" draw:text-style-name="P36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xml:id="id37" draw:id="id37" draw:layer="layout" svg:width="1.769cm" svg:height="1.768cm" svg:x="6.656cm" svg:y="6.3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xml:id="id38" draw:id="id38" draw:layer="layout" svg:width="1.375cm" svg:height="0.983cm" svg:x="6.853cm" svg:y="13.3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xml:id="id36" draw:id="id36" draw:layer="layout" svg:width="1.768cm" svg:height="1.768cm" svg:x="11.962cm" svg:y="6.3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5" xml:id="id40" draw:id="id40" draw:layer="layout" svg:width="2.358cm" svg:height="1.572cm" svg:x="16.285cm" svg:y="7.6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35" draw:id="id35" draw:layer="layout" svg:width="1.768cm" svg:height="1.769cm" svg:x="11.962cm" svg:y="10.0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xml:id="id33" draw:id="id33" draw:layer="layout" svg:width="1.769cm" svg:height="1.769cm" svg:x="16.579cm" svg:y="10.0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6" xml:id="id34" draw:id="id34" draw:layer="layout" svg:width="1.376cm" svg:height="0.983cm" svg:x="9.407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32" draw:id="id32" draw:layer="layout" svg:width="1.376cm" svg:height="0.983cm" svg:x="14.909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15" draw:text-style-name="P23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11" draw:text-style-name="P23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11" draw:text-style-name="P23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11" draw:text-style-name="P23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11" draw:text-style-name="P23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29" draw:text-style-name="P33" xml:id="id39" draw:id="id39" draw:layer="layout" svg:width="1.768cm" svg:height="0.983cm" svg:x="11.962cm" svg:y="13.384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41" draw:id="id41" draw:layer="layout" svg:width="2.406cm" svg:height="0.672cm" svg:x="10.604cm" svg:y="16.6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7" draw:text-style-name="P18" draw:layer="layout" svg:width="0.607cm" svg:height="0.652cm" svg:x="20.608cm" svg:y="10.4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664cm" svg:y="6.892cm" svg:viewBox="0 0 774 635" draw:points="387,635 0,635 0,0 774,0 774,635">
            <text:p/>
          </draw:polygon>
          <draw:path draw:style-name="gr6" draw:text-style-name="P17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5" draw:text-style-name="P16" draw:layer="layout" svg:width="1.551cm" svg:height="0.697cm" svg:x="3.06cm" svg:y="6.923cm" svg:viewBox="0 0 1552 698" draw:points="777,698 0,698 0,0 1552,0 1552,698">
            <text:p/>
          </draw:polygon>
          <draw:path draw:style-name="gr6" draw:text-style-name="P17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17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17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17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17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7" draw:text-style-name="P18" draw:layer="layout" svg:width="0.446cm" svg:height="0.564cm" svg:x="7.656cm" svg:y="12.4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10.232cm" svg:y="12.4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713cm" svg:y="12.6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7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11" draw:text-style-name="P23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3.018cm" svg:y="12.554cm" svg:viewBox="0 0 644 678" draw:points="322,678 0,678 0,0 644,0 644,678">
            <text:p/>
          </draw:polygon>
          <draw:path draw:style-name="gr6" draw:text-style-name="P17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6" draw:text-style-name="P17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32" draw:text-style-name="P23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31" draw:text-style-name="P23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31" draw:text-style-name="P23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31" draw:text-style-name="P23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1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21">LSTM </text:span><text:span text:style-name="T11">Varianten</text:span><text:line-break/><text:span text:style-name="T7">Gekoppeltes </text:span><text:span text:style-name="T22">forget</text:span><text:span text:style-name="T7"> und </text:span><text:span text:style-name="T22">input</text:span><text:span text:style-name="T7"> </text:span><text:span text:style-name="T22">gate</text:span></text:p>
          </draw:text-box>
        </draw:frame>
        <draw:custom-shape draw:style-name="gr21" draw:text-style-name="P36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1" xml:id="id49" draw:id="id49" draw:layer="layout" svg:width="1.769cm" svg:height="1.768cm" svg:x="5.818cm" svg:y="5.901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2" xml:id="id50" draw:id="id50" draw:layer="layout" svg:width="1.375cm" svg:height="0.983cm" svg:x="6.015cm" svg:y="12.975cm">
          <text:p text:style-name="P24"><text:span text:style-name="T16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1" xml:id="id48" draw:id="id48" draw:layer="layout" svg:width="1.768cm" svg:height="1.768cm" svg:x="11.124cm" svg:y="5.901cm">
          <text:p text:style-name="P24"><text:span text:style-name="T2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5" xml:id="id52" draw:id="id52" draw:layer="layout" svg:width="2.358cm" svg:height="1.572cm" svg:x="15.447cm" svg:y="7.2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xml:id="id47" draw:id="id47" draw:layer="layout" svg:width="1.768cm" svg:height="1.769cm" svg:x="11.124cm" svg:y="9.634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1" xml:id="id46" draw:id="id46" draw:layer="layout" svg:width="1.769cm" svg:height="1.769cm" svg:x="15.741cm" svg:y="9.634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2" xml:id="id45" draw:id="id45" draw:layer="layout" svg:width="1.376cm" svg:height="0.983cm" svg:x="14.071cm" svg:y="12.97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11" draw:text-style-name="P23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11" draw:text-style-name="P23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11" draw:text-style-name="P23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11" draw:text-style-name="P23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29" draw:text-style-name="P33" xml:id="id51" draw:id="id51" draw:layer="layout" svg:width="1.768cm" svg:height="0.983cm" svg:x="11.124cm" svg:y="12.975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53" draw:id="id53" draw:layer="layout" svg:width="2.406cm" svg:height="0.672cm" svg:x="9.766cm" svg:y="16.1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7" draw:text-style-name="P18" draw:layer="layout" svg:width="0.607cm" svg:height="0.652cm" svg:x="19.77cm" svg:y="10.0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19.826cm" svg:y="6.483cm" svg:viewBox="0 0 774 635" draw:points="387,635 0,635 0,0 774,0 774,635">
            <text:p/>
          </draw:polygon>
          <draw:path draw:style-name="gr6" draw:text-style-name="P17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222cm" svg:y="6.514cm" svg:viewBox="0 0 1552 698" draw:points="777,698 0,698 0,0 1552,0 1552,698">
            <text:p/>
          </draw:polygon>
          <draw:path draw:style-name="gr6" draw:text-style-name="P17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17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17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17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7" draw:text-style-name="P18" draw:layer="layout" svg:width="0.446cm" svg:height="0.564cm" svg:x="6.818cm" svg:y="12.0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446cm" svg:height="0.378cm" svg:x="14.875cm" svg:y="12.2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7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11" draw:text-style-name="P23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18cm" svg:y="12.146cm" svg:viewBox="0 0 644 678" draw:points="322,678 0,678 0,0 644,0 644,678">
            <text:p/>
          </draw:polygon>
          <draw:path draw:style-name="gr6" draw:text-style-name="P17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33" draw:text-style-name="P42" xml:id="id54" draw:id="id54" draw:layer="layout" svg:width="2.358cm" svg:height="1.572cm" svg:x="7.8cm" svg:y="9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23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34" draw:text-style-name="P23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2" presentation:class="page"/>
          <draw:frame presentation:style-name="pr10" draw:text-style-name="P34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15" draw:text-style-name="P11" draw:layer="layout" svg:width="22.402cm" svg:height="1.355cm" svg:x="0.798cm" svg:y="2.52cm" presentation:class="title" presentation:user-transformed="true">
          <draw:text-box>
            <text:p><text:span text:style-name="T7">Gated Recurrent Units</text:span></text:p>
          </draw:text-box>
        </draw:frame>
        <draw:frame presentation:style-name="pr5" draw:text-style-name="P45" draw:layer="layout" svg:width="22.402cm" svg:height="12.518cm" svg:x="0.798cm" svg:y="5.2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3">Vereinfachtes LSTM, verwendet keinen Zellzustand </text:p>
                  </text:list-item>
                  <text:list-item>
                    <text:p text:style-name="P43">GRU nutzt ein <text:span text:style-name="T10">reset gate</text:span><text:span text:style-name="T24"> an Stelle von </text:span><text:span text:style-name="T10">forget </text:span><text:span text:style-name="T24">und </text:span><text:span text:style-name="T10">output gate</text:span><text:span text:style-name="T24">, so wie ein</text:span><text:span text:style-name="T10"> update gate</text:span></text:p>
                  </text:list-item>
                </text:list>
                <text:p><text:span text:style-name="T25"/></text:p>
              </text:list-item>
              <text:list-item>
                <text:p><text:span text:style-name="T26">Reset Gate:</text:span></text:p>
              </text:list-item>
              <text:list-item>
                <text:p text:style-name="P44"><text:span text:style-name="T27">Bestimmt wie viel aus dem vorherigen</text:span><text:span text:style-name="T28"> hidden state</text:span><text:span text:style-name="T27"> in den </text:span><text:span text:style-name="T27">Neuen eingeht</text:span></text:p>
              </text:list-item>
              <text:list-item>
                <text:p text:style-name="P12"><text:span text:style-name="T26">Update Gate:</text:span></text:p>
              </text:list-item>
              <text:list-item>
                <text:p text:style-name="P44"><text:span text:style-name="T19">Bestimmt zu welchen Anteilen neuer Input und alter </text:span><text:span text:style-name="T28">hidden state </text:span><text:span text:style-name="T27">in den neuen </text:span><text:span text:style-name="T28">hidden state</text:span><text:span text:style-name="T27"> eingehen</text:span></text:p>
              </text:list-item>
            </text:list>
          </draw:text-box>
        </draw:frame>
        <draw:g>
          <svg:title>TexMaths</svg:title>
          <svg:desc>26§inline§C^{\left(t\right)}§svg§600§FALSE§</svg:desc>
          <draw:polygon draw:style-name="gr5" draw:text-style-name="P16" draw:layer="layout" svg:width="1.567cm" svg:height="0.812cm" svg:x="8.7cm" svg:y="6.3cm" svg:viewBox="0 0 1568 813" draw:points="784,813 0,813 0,0 1568,0 1568,813">
            <text:p/>
          </draw:polygon>
          <draw:path draw:style-name="gr6" draw:text-style-name="P17" draw:layer="layout" svg:width="0.65cm" svg:height="0.665cm" svg:x="8.746cm" svg:y="6.466cm" svg:viewBox="0 0 651 666" svg:d="M651 8c0-2-2-8-10-8-3 0-5 0-15 10l-62 71c-9-12-52-81-154-81-204 0-410 202-410 416 0 150 108 250 247 250 82 0 150-36 200-79 85-75 100-159 100-161 0-8-8-8-10-8-7 0-11 0-13 8-8 27-29 92-91 146-65 50-123 67-171 67-81 0-179-48-179-192 0-52 19-199 110-308 57-64 144-110 225-110 94 0 148 71 148 177 0 35-2 37-2 46 0 10 8 10 12 10 13 0 13-2 17-19z">
            <text:p/>
          </draw:path>
          <draw:path draw:style-name="gr6" draw:text-style-name="P17" draw:layer="layout" svg:width="0.167cm" svg:height="0.64cm" svg:x="9.492cm" svg:y="6.3cm" svg:viewBox="0 0 168 641" svg:d="M156 0c-123 85-156 223-156 320 0 90 27 231 156 321 4 0 12 0 12-7 0-4-2-6-6-10-87-77-118-187-118-304 0-172 66-258 120-305 2-3 4-5 4-7 0-8-8-8-12-8z">
            <text:p/>
          </draw:path>
          <draw:path draw:style-name="gr6" draw:text-style-name="P17" draw:layer="layout" svg:width="0.217cm" svg:height="0.407cm" svg:x="9.731cm" svg:y="6.379cm" svg:viewBox="0 0 218 408" svg:d="M131 148h67c12 0 20 0 20-15 0-8-8-8-18-8h-63l25-96c0-2 2-6 2-8 0-13-10-21-23-21-16 0-25 10-31 27-4 17 4-15-23 98h-66c-13 0-21 0-21 14 0 9 8 9 19 9h62l-39 152c-2 16-9 39-9 47 0 38 31 61 69 61 73 0 112-90 112-98s-8-8-10-8c-9 0-9 2-13 12-18 40-52 77-87 77-15 0-23-8-23-33 0-6 2-19 4-25z">
            <text:p/>
          </draw:path>
          <draw:path draw:style-name="gr6" draw:text-style-name="P17" draw:layer="layout" svg:width="0.167cm" svg:height="0.64cm" svg:x="10.025cm" svg:y="6.3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g>
          <svg:title>TexMaths</svg:title>
          <svg:desc>22§display§r_t = \sigma(W_{r} \cdot \left[h_{t-1}, x_{t}\right] + b_{r})§svg§600§FALSE§</svg:desc>
          <draw:polygon draw:style-name="gr5" draw:text-style-name="P16" draw:layer="layout" svg:width="8.971cm" svg:height="0.773cm" svg:x="14.2cm" svg:y="13.526cm" svg:viewBox="0 0 8972 774" draw:points="4486,774 0,774 0,0 8972,0 8972,774">
            <text:p/>
          </draw:polygon>
          <draw:path draw:style-name="gr6" draw:text-style-name="P17" draw:layer="layout" svg:width="0.316cm" svg:height="0.351cm" svg:x="14.223cm" svg:y="13.7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6" draw:text-style-name="P17" draw:layer="layout" svg:width="0.184cm" svg:height="0.344cm" svg:x="14.571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cm" svg:y="13.8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1cm" svg:y="13.7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398cm" svg:y="13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4cm" svg:y="13.5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52cm" svg:height="0.245cm" svg:x="17.378cm" svg:y="13.9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083cm" svg:height="0.083cm" svg:x="17.933cm" svg:y="13.8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45cm" svg:y="13.5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1cm" svg:y="13.5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36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05cm" svg:y="14.0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689cm" svg:y="13.8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43cm" svg:y="14.0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44cm" svg:y="13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786cm" svg:y="13.8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51cm" svg:y="13.5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65cm" svg:y="13.6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3cm" svg:y="13.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52cm" svg:height="0.245cm" svg:x="22.553cm" svg:y="13.9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18cm" svg:height="0.773cm" svg:x="22.913cm" svg:y="13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z_t = \sigma(W_{z} \cdot \left[h_{t-1}, x_{t}\right] + b_{z})§svg§600§FALSE§</svg:desc>
          <draw:polygon draw:style-name="gr5" draw:text-style-name="P16" draw:layer="layout" svg:width="9.008cm" svg:height="0.773cm" svg:x="14.191cm" svg:y="17.2cm" svg:viewBox="0 0 9009 774" draw:points="4505,774 0,774 0,0 9009,0 9009,774">
            <text:p/>
          </draw:polygon>
          <draw:path draw:style-name="gr6" draw:text-style-name="P17" draw:layer="layout" svg:width="0.328cm" svg:height="0.351cm" svg:x="14.224cm" svg:y="17.4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6" draw:text-style-name="P17" draw:layer="layout" svg:width="0.184cm" svg:height="0.344cm" svg:x="14.573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2cm" svg:y="17.496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2cm" svg:y="17.4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4cm" svg:y="17.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7cm" svg:y="17.2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49cm" svg:height="0.245cm" svg:x="17.387cm" svg:y="17.6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6" draw:text-style-name="P17" draw:layer="layout" svg:width="0.083cm" svg:height="0.083cm" svg:x="17.948cm" svg:y="17.545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6cm" svg:y="17.2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26cm" svg:y="17.2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52cm" svg:y="17.5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21cm" svg:y="17.747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705cm" svg:y="17.536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59cm" svg:y="17.6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59cm" svg:y="17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801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67cm" svg:y="17.2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81cm" svg:y="17.3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46cm" svg:y="17.2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49cm" svg:height="0.245cm" svg:x="22.575cm" svg:y="17.6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6" draw:text-style-name="P17" draw:layer="layout" svg:width="0.18cm" svg:height="0.773cm" svg:x="22.943cm" svg:y="17.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13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16" draw:text-style-name="P11" draw:layer="layout" svg:width="22.402cm" svg:height="1.355cm" svg:x="0.798cm" svg:y="2.62cm" presentation:class="title" presentation:user-transformed="true">
          <draw:text-box>
            <text:p text:style-name="P46"><text:span text:style-name="T7">Gated Recurrent Unit</text:span></text:p>
          </draw:text-box>
        </draw:frame>
        <draw:custom-shape draw:style-name="gr10" draw:text-style-name="P26" xml:id="id55" draw:id="id55" draw:layer="layout" svg:width="1.4cm" svg:height="1cm" svg:x="5.8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5" xml:id="id56" draw:id="id56" draw:layer="layout" svg:width="1.8cm" svg:height="1.8cm" svg:x="3.674cm" svg:y="8.51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3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5" draw:text-style-name="P16" draw:layer="layout" svg:width="0.677cm" svg:height="0.449cm" svg:x="6.246cm" svg:y="16.345cm" svg:viewBox="0 0 678 450" draw:points="338,450 0,450 0,0 678,0 678,450">
            <text:p/>
          </draw:polygon>
          <draw:path draw:style-name="gr6" draw:text-style-name="P17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6" draw:text-style-name="P17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5" draw:text-style-name="P16" draw:layer="layout" svg:width="1.473cm" svg:height="0.718cm" svg:x="1.4cm" svg:y="5.264cm" svg:viewBox="0 0 1474 719" draw:points="736,719 0,719 0,0 1474,0 1474,719">
            <text:p/>
          </draw:polygon>
          <draw:path draw:style-name="gr6" draw:text-style-name="P17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6" draw:text-style-name="P17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6" draw:text-style-name="P17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>
          <svg:title>TexMaths</svg:title>
          <svg:desc>22§display§r_t§svg§600§FALSE§</svg:desc>
          <draw:polygon draw:style-name="gr5" draw:text-style-name="P16" draw:layer="layout" svg:width="0.584cm" svg:height="0.449cm" svg:x="6.775cm" svg:y="11.573cm" svg:viewBox="0 0 585 450" draw:points="293,450 0,450 0,0 585,0 585,450">
            <text:p/>
          </draw:polygon>
          <draw:path draw:style-name="gr6" draw:text-style-name="P17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6" draw:text-style-name="P17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11" draw:text-style-name="P23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11" draw:text-style-name="P37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9" draw:text-style-name="P25" xml:id="id62" draw:id="id62" draw:layer="layout" svg:width="1.8cm" svg:height="1.8cm" svg:x="8.4cm" svg:y="4.7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3" draw:id="id63" draw:layer="layout" svg:width="1.8cm" svg:height="1.8cm" svg:x="12.2cm" svg:y="4.7cm">
          <text:p text:style-name="P24"><text:span text:style-name="T1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5" xml:id="id60" draw:id="id60" draw:layer="layout" svg:width="2.358cm" svg:height="1.572cm" svg:x="8.1cm" svg:y="7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4" draw:id="id64" draw:layer="layout" svg:width="1.8cm" svg:height="1.8cm" svg:x="12.2cm" svg:y="9.6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59" draw:id="id59" draw:layer="layout" svg:width="1.4cm" svg:height="1cm" svg:x="8.5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11" draw:text-style-name="P23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11" draw:text-style-name="P23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11" draw:text-style-name="P23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11" draw:text-style-name="P23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11" draw:text-style-name="P23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11" draw:text-style-name="P23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35" draw:text-style-name="P23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35" draw:text-style-name="P23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29" draw:text-style-name="P33" xml:id="id66" draw:id="id66" draw:layer="layout" svg:width="1.768cm" svg:height="0.983cm" svg:x="12.174cm" svg:y="12.364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2§display§z_t§svg§600§FALSE§</svg:desc>
          <draw:polygon draw:style-name="gr5" draw:text-style-name="P16" draw:layer="layout" svg:width="0.593cm" svg:height="0.449cm" svg:x="9.415cm" svg:y="11.609cm" svg:viewBox="0 0 594 450" draw:points="297,450 0,450 0,0 594,0 594,450">
            <text:p/>
          </draw:polygon>
          <draw:path draw:style-name="gr6" draw:text-style-name="P17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6" draw:text-style-name="P17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11" draw:text-style-name="P23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11" draw:text-style-name="P23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5" draw:text-style-name="P16" draw:layer="layout" svg:width="0.681cm" svg:height="0.654cm" svg:x="16.2cm" svg:y="5.24cm" svg:viewBox="0 0 682 655" draw:points="340,655 0,655 0,0 682,0 682,655">
            <text:p/>
          </draw:polygon>
          <draw:path draw:style-name="gr6" draw:text-style-name="P17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6" draw:text-style-name="P17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11" draw:text-style-name="P23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5" draw:text-style-name="P16" draw:layer="layout" svg:width="7.995cm" svg:height="1.817cm" svg:x="15.401cm" svg:y="15.101cm" svg:viewBox="0 0 7996 1818" draw:points="3998,1818 0,1818 0,0 7996,0 7996,1818">
            <text:p/>
          </draw:polygon>
          <draw:path draw:style-name="gr6" draw:text-style-name="P17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6" draw:text-style-name="P17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6" draw:text-style-name="P17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6" draw:text-style-name="P17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9.665cm" svg:y="15.216cm" svg:viewBox="0 0 88 633" draw:points="88,633 88,609 26,609 26,26 88,26 88,0 0,0 0,633">
            <text:p/>
          </draw:polygon>
          <draw:path draw:style-name="gr6" draw:text-style-name="P17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17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6" draw:text-style-name="P17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6" draw:text-style-name="P17" draw:layer="layout" svg:width="0.087cm" svg:height="0.632cm" svg:x="22.988cm" svg:y="15.216cm" svg:viewBox="0 0 88 633" draw:points="88,0 0,0 0,26 62,26 62,609 0,609 0,633 88,633">
            <text:p/>
          </draw:polygon>
          <draw:path draw:style-name="gr6" draw:text-style-name="P17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6" draw:text-style-name="P17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6" draw:text-style-name="P17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6" draw:text-style-name="P17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6" draw:text-style-name="P17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36" draw:text-style-name="P18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37" draw:text-style-name="P23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38" draw:text-style-name="P23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3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8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2_5f_-title">
      <style:graphic-properties draw:auto-grow-height="false" fo:min-height="3.181cm"/>
    </style:style>
    <style:style style:name="Mpr31" style:family="presentation" style:parent-style-name="Title2_5f_-outline1">
      <style:graphic-properties fo:min-height="11.049cm"/>
    </style:style>
    <style:style style:name="Mpr32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3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4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Title2-outline1" draw:layer="backgroundobjects" svg:width="22.402cm" svg:height="13.392cm" svg:x="0.798cm" svg:y="4.326cm" presentation:class="outline" presentation:placeholder="true">
        <draw:text-box/>
      </draw:frame>
      <draw:frame presentation:style-name="Mpr1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1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Title3-outline1" draw:layer="backgroundobjects" svg:width="22.402cm" svg:height="13.392cm" svg:x="0.798cm" svg:y="4.326cm" presentation:class="outline" presentation:placeholder="true">
        <draw:text-box/>
      </draw:frame>
      <draw:frame presentation:style-name="Mpr1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1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1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2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3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2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3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2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3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3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00:39:36.301803591</dc:date>
    <meta:editing-cycles>159</meta:editing-cycles>
    <meta:generator>LibreOffice/6.0.7.3$Linux_X86_64 LibreOffice_project/00m0$Build-3</meta:generator>
    <meta:editing-duration>PT20H53M6S</meta:editing-duration>
    <meta:print-date>2019-05-28T23:45:21.086604625</meta:print-date>
    <meta:document-statistic meta:object-count="871"/>
  </office:meta>
</office:document-meta>
</file>